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345cm"/>
    </style:style>
    <style:style style:name="co2" style:family="table-column">
      <style:table-column-properties fo:break-before="auto" style:column-width="3.3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166cm"/>
    </style:style>
    <style:style style:name="co5" style:family="table-column">
      <style:table-column-properties fo:break-before="auto" style:column-width="7.788cm"/>
    </style:style>
    <style:style style:name="co6" style:family="table-column">
      <style:table-column-properties fo:break-before="auto" style:column-width="3.5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1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9" office:value-type="string" calcext:value-type="string" table:number-columns-spanned="2" table:number-rows-spanned="1">
            <text:p>RTX 3050 mobile (4GB)</text:p>
          </table:table-cell>
          <table:covered-table-cell table:style-name="ce12"/>
          <table:table-cell/>
          <table:table-cell table:number-columns-repeated="2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Kernel</text:p>
          </table:table-cell>
          <table:table-cell table:style-name="ce10" office:value-type="string" calcext:value-type="string">
            <text:p>Time</text:p>
          </table:table-cell>
          <table:table-cell/>
          <table:table-cell table:number-columns-repeated="2" office:value-type="float" office:value="3.25" calcext:value-type="float">
            <text:p>3.25</text:p>
          </table:table-cell>
          <table:table-cell table:formula="of:=SUM([.E1:.E256])" office:value-type="float" office:value="1711011.25" calcext:value-type="float">
            <text:p>1711011.25</text:p>
          </table:table-cell>
          <table:table-cell table:number-columns-repeated="2" office:value-type="float" office:value="1711011.25" calcext:value-type="float">
            <text:p>1711011.25</text:p>
          </table:table-cell>
        </table:table-row>
        <table:table-row table:style-name="ro1">
          <table:table-cell table:style-name="ce11" office:value-type="string" calcext:value-type="string">
            <text:p>accum1_allflags</text:p>
          </table:table-cell>
          <table:table-cell table:style-name="ce11" office:value-type="string" calcext:value-type="string">
            <text:p>22.9542 ms</text:p>
          </table:table-cell>
          <table:table-cell/>
          <table:table-cell table:number-columns-repeated="2" office:value-type="float" office:value="8.5" calcext:value-type="float">
            <text:p>8.5</text:p>
          </table:table-cell>
          <table:table-cell table:formula="of:=SUM([.E257:.E512])" office:value-type="float" office:value="1711032.25" calcext:value-type="float">
            <text:p>1711032.25</text:p>
          </table:table-cell>
          <table:table-cell table:number-columns-repeated="2" office:value-type="float" office:value="1711032.25" calcext:value-type="float">
            <text:p>1711032.25</text:p>
          </table:table-cell>
        </table:table-row>
        <table:table-row table:style-name="ro1">
          <table:table-cell table:style-name="ce11" office:value-type="string" calcext:value-type="string">
            <text:p>accum1_nlag</text:p>
          </table:table-cell>
          <table:table-cell table:style-name="ce11" office:value-type="string" calcext:value-type="string">
            <text:p>11.779 ms</text:p>
          </table:table-cell>
          <table:table-cell/>
          <table:table-cell table:number-columns-repeated="2" office:value-type="float" office:value="16.25" calcext:value-type="float">
            <text:p>16.25</text:p>
          </table:table-cell>
          <table:table-cell table:formula="of:=SUM([.E513:.E768])" office:value-type="float" office:value="1711073.25" calcext:value-type="float">
            <text:p>1711073.25</text:p>
          </table:table-cell>
          <table:table-cell table:number-columns-repeated="2" office:value-type="float" office:value="1711073.25" calcext:value-type="float">
            <text:p>1711073.25</text:p>
          </table:table-cell>
        </table:table-row>
        <table:table-row table:style-name="ro1">
          <table:table-cell table:style-name="ce11" office:value-type="string" calcext:value-type="string">
            <text:p>accum2_allflags</text:p>
          </table:table-cell>
          <table:table-cell table:style-name="ce11" office:value-type="string" calcext:value-type="string">
            <text:p>0.159486 ms</text:p>
          </table:table-cell>
          <table:table-cell/>
          <table:table-cell table:number-columns-repeated="2" office:value-type="float" office:value="26.5" calcext:value-type="float">
            <text:p>26.5</text:p>
          </table:table-cell>
          <table:table-cell table:formula="of:=SUM([.E769:.E1002])" office:value-type="float" office:value="1442359.5" calcext:value-type="float">
            <text:p>1442359.5</text:p>
          </table:table-cell>
          <table:table-cell table:number-columns-repeated="2" office:value-type="float" office:value="1442359.5" calcext:value-type="float">
            <text:p>1442359.5</text:p>
          </table:table-cell>
        </table:table-row>
        <table:table-row table:style-name="ro1">
          <table:table-cell table:style-name="ce11" office:value-type="string" calcext:value-type="string">
            <text:p>accum2_nlag</text:p>
          </table:table-cell>
          <table:table-cell table:style-name="ce11" office:value-type="string" calcext:value-type="string">
            <text:p>0.138077 ms</text:p>
          </table:table-cell>
          <table:table-cell/>
          <table:table-cell table:number-columns-repeated="2" office:value-type="float" office:value="39.25" calcext:value-type="float">
            <text:p>39.25</text:p>
          </table:table-cell>
          <table:table-cell table:formula="of:=SUM([.F2:.F5])" office:value-type="float" office:value="6575476.25" calcext:value-type="float">
            <text:p>6575476.2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accum1_lookup_nlag</text:p>
          </table:table-cell>
          <table:table-cell table:style-name="ce4" office:value-type="string" calcext:value-type="string">
            <text:p>6.82757 ms</text:p>
          </table:table-cell>
          <table:table-cell/>
          <table:table-cell table:number-columns-repeated="2" office:value-type="float" office:value="54.5" calcext:value-type="float">
            <text:p>54.5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accum1_lookup_allflags</text:p>
          </table:table-cell>
          <table:table-cell table:style-name="ce4" office:value-type="string" calcext:value-type="string">
            <text:p>14.6397 ms</text:p>
          </table:table-cell>
          <table:table-cell/>
          <table:table-cell table:number-columns-repeated="2" office:value-type="float" office:value="72.25" calcext:value-type="float">
            <text:p>72.25</text:p>
          </table:table-cell>
          <table:table-cell table:formula="of:=SUM([.D1:.D1002])" office:value-type="float" office:value="6575476.25" calcext:value-type="float">
            <text:p>6575476.25</text:p>
          </table:table-cell>
          <table:table-cell/>
          <table:table-cell table:formula="of:=SUM([.H2:.H5])" office:value-type="float" office:value="6575476.25" calcext:value-type="float">
            <text:p>6575476.25</text:p>
          </table:table-cell>
        </table:table-row>
        <table:table-row table:style-name="ro1">
          <table:table-cell table:style-name="ce4" office:value-type="string" calcext:value-type="string">
            <text:p>accum1_lookup_shared_alllags</text:p>
          </table:table-cell>
          <table:table-cell table:style-name="ce4" office:value-type="string" calcext:value-type="string">
            <text:p>141.175 ms</text:p>
          </table:table-cell>
          <table:table-cell/>
          <table:table-cell table:number-columns-repeated="2" office:value-type="float" office:value="92.5" calcext:value-type="float">
            <text:p>92.5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accum1_threads_for_output_nlag</text:p>
          </table:table-cell>
          <table:table-cell table:style-name="ce11" office:value-type="string" calcext:value-type="string">
            <text:p>54701.8367 ms</text:p>
          </table:table-cell>
          <table:table-cell/>
          <table:table-cell table:number-columns-repeated="2" office:value-type="float" office:value="115.25" calcext:value-type="float">
            <text:p>115.25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accum1_modthreads_nlags</text:p>
          </table:table-cell>
          <table:table-cell table:style-name="ce11" office:value-type="string" calcext:value-type="string">
            <text:p>4.98283 ms</text:p>
          </table:table-cell>
          <table:table-cell/>
          <table:table-cell table:number-columns-repeated="2" office:value-type="float" office:value="140.5" calcext:value-type="float">
            <text:p>140.5</text:p>
          </table:table-cell>
          <table:table-cell/>
          <table:table-cell office:value-type="float" office:value="54920.503906" calcext:value-type="float">
            <text:p>54920.503906</text:p>
          </table:table-cell>
          <table:table-cell/>
        </table:table-row>
        <table:table-row table:style-name="ro1">
          <table:table-cell table:style-name="ce11" office:value-type="string" calcext:value-type="string">
            <text:p>accum1_modthreads_alllags</text:p>
          </table:table-cell>
          <table:table-cell table:style-name="ce11" office:value-type="string" calcext:value-type="string">
            <text:p>15.4324 ms</text:p>
          </table:table-cell>
          <table:table-cell/>
          <table:table-cell table:number-columns-repeated="2" office:value-type="float" office:value="168.25" calcext:value-type="float">
            <text:p>168.25</text:p>
          </table:table-cell>
          <table:table-cell/>
          <table:table-cell office:value-type="float" office:value="55136.511719" calcext:value-type="float">
            <text:p>55136.511719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198.5" calcext:value-type="float">
            <text:p>198.5</text:p>
          </table:table-cell>
          <table:table-cell/>
          <table:table-cell office:value-type="float" office:value="55141.082031" calcext:value-type="float">
            <text:p>55141.082031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231.25" calcext:value-type="float">
            <text:p>231.25</text:p>
          </table:table-cell>
          <table:table-cell/>
          <table:table-cell office:value-type="float" office:value="55142.324219" calcext:value-type="float">
            <text:p>55142.324219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266.5" calcext:value-type="float">
            <text:p>266.5</text:p>
          </table:table-cell>
          <table:table-cell/>
          <table:table-cell office:value-type="float" office:value="54945.320312" calcext:value-type="float">
            <text:p>54945.320312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304.25" calcext:value-type="float">
            <text:p>304.25</text:p>
          </table:table-cell>
          <table:table-cell/>
          <table:table-cell office:value-type="float" office:value="54505.691406" calcext:value-type="float">
            <text:p>54505.691406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344.5" calcext:value-type="float">
            <text:p>344.5</text:p>
          </table:table-cell>
          <table:table-cell/>
          <table:table-cell office:value-type="float" office:value="54505.8125" calcext:value-type="float">
            <text:p>54505.8125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387.25" calcext:value-type="float">
            <text:p>387.25</text:p>
          </table:table-cell>
          <table:table-cell/>
          <table:table-cell office:value-type="float" office:value="54503.714844" calcext:value-type="float">
            <text:p>54503.714844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432.5" calcext:value-type="float">
            <text:p>432.5</text:p>
          </table:table-cell>
          <table:table-cell/>
          <table:table-cell office:value-type="float" office:value="54502.121094" calcext:value-type="float">
            <text:p>54502.121094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480.25" calcext:value-type="float">
            <text:p>480.25</text:p>
          </table:table-cell>
          <table:table-cell/>
          <table:table-cell office:value-type="float" office:value="54502.871094" calcext:value-type="float">
            <text:p>54502.871094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530.5" calcext:value-type="float">
            <text:p>530.5</text:p>
          </table:table-cell>
          <table:table-cell/>
          <table:table-cell office:value-type="float" office:value="54503.972656" calcext:value-type="float">
            <text:p>54503.972656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583.25" calcext:value-type="float">
            <text:p>583.25</text:p>
          </table:table-cell>
          <table:table-cell/>
          <table:table-cell office:value-type="float" office:value="54503.007812" calcext:value-type="float">
            <text:p>54503.007812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638.5" calcext:value-type="float">
            <text:p>638.5</text:p>
          </table:table-cell>
          <table:table-cell/>
          <table:table-cell office:value-type="float" office:value="54507.140625" calcext:value-type="float">
            <text:p>54507.140625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696.25" calcext:value-type="float">
            <text:p>696.25</text:p>
          </table:table-cell>
          <table:table-cell/>
          <table:table-cell office:value-type="float" office:value="54505.640625" calcext:value-type="float">
            <text:p>54505.640625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756.5" calcext:value-type="float">
            <text:p>756.5</text:p>
          </table:table-cell>
          <table:table-cell/>
          <table:table-cell table:formula="of:=AVERAGE([.G11:.G24])" office:value-type="float" office:value="54701.8367745" calcext:value-type="float">
            <text:p>54701.8367745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819.25" calcext:value-type="float">
            <text:p>81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84.5" calcext:value-type="float">
            <text:p>88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52.25" calcext:value-type="float">
            <text:p>95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22.5" calcext:value-type="float">
            <text:p>102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95.25" calcext:value-type="float">
            <text:p>109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70.5" calcext:value-type="float">
            <text:p>117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48.25" calcext:value-type="float">
            <text:p>124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28.5" calcext:value-type="float">
            <text:p>132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11.25" calcext:value-type="float">
            <text:p>141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96.5" calcext:value-type="float">
            <text:p>149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84.25" calcext:value-type="float">
            <text:p>158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74.5" calcext:value-type="float">
            <text:p>167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767.25" calcext:value-type="float">
            <text:p>176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862.5" calcext:value-type="float">
            <text:p>186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60.25" calcext:value-type="float">
            <text:p>196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060.5" calcext:value-type="float">
            <text:p>206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163.25" calcext:value-type="float">
            <text:p>216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268.5" calcext:value-type="float">
            <text:p>226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376.25" calcext:value-type="float">
            <text:p>237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486.5" calcext:value-type="float">
            <text:p>248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599.25" calcext:value-type="float">
            <text:p>259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714.5" calcext:value-type="float">
            <text:p>271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832.25" calcext:value-type="float">
            <text:p>283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952.5" calcext:value-type="float">
            <text:p>295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075.25" calcext:value-type="float">
            <text:p>307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200.5" calcext:value-type="float">
            <text:p>320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328.25" calcext:value-type="float">
            <text:p>332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458.5" calcext:value-type="float">
            <text:p>345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591.25" calcext:value-type="float">
            <text:p>359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726.5" calcext:value-type="float">
            <text:p>372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864.25" calcext:value-type="float">
            <text:p>386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004.5" calcext:value-type="float">
            <text:p>400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147.25" calcext:value-type="float">
            <text:p>414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292.5" calcext:value-type="float">
            <text:p>429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440.25" calcext:value-type="float">
            <text:p>444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590.5" calcext:value-type="float">
            <text:p>459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743.25" calcext:value-type="float">
            <text:p>474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898.5" calcext:value-type="float">
            <text:p>489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056.25" calcext:value-type="float">
            <text:p>505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216.5" calcext:value-type="float">
            <text:p>521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379.25" calcext:value-type="float">
            <text:p>537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544.5" calcext:value-type="float">
            <text:p>554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712.25" calcext:value-type="float">
            <text:p>571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882.5" calcext:value-type="float">
            <text:p>588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055.25" calcext:value-type="float">
            <text:p>605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230.5" calcext:value-type="float">
            <text:p>623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408.25" calcext:value-type="float">
            <text:p>640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588.5" calcext:value-type="float">
            <text:p>658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771.25" calcext:value-type="float">
            <text:p>677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956.5" calcext:value-type="float">
            <text:p>695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144.25" calcext:value-type="float">
            <text:p>714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334.5" calcext:value-type="float">
            <text:p>733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527.25" calcext:value-type="float">
            <text:p>752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722.5" calcext:value-type="float">
            <text:p>772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920.25" calcext:value-type="float">
            <text:p>792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120.5" calcext:value-type="float">
            <text:p>812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323.25" calcext:value-type="float">
            <text:p>832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528.5" calcext:value-type="float">
            <text:p>852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736.25" calcext:value-type="float">
            <text:p>873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946.5" calcext:value-type="float">
            <text:p>894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159.25" calcext:value-type="float">
            <text:p>915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374.5" calcext:value-type="float">
            <text:p>937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592.25" calcext:value-type="float">
            <text:p>959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812.5" calcext:value-type="float">
            <text:p>981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035.25" calcext:value-type="float">
            <text:p>1003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260.5" calcext:value-type="float">
            <text:p>1026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488.25" calcext:value-type="float">
            <text:p>1048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718.5" calcext:value-type="float">
            <text:p>1071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951.25" calcext:value-type="float">
            <text:p>1095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186.5" calcext:value-type="float">
            <text:p>1118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424.25" calcext:value-type="float">
            <text:p>1142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664.5" calcext:value-type="float">
            <text:p>1166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907.25" calcext:value-type="float">
            <text:p>1190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152.5" calcext:value-type="float">
            <text:p>1215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400.25" calcext:value-type="float">
            <text:p>1240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650.5" calcext:value-type="float">
            <text:p>1265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903.25" calcext:value-type="float">
            <text:p>1290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158.5" calcext:value-type="float">
            <text:p>1315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416.25" calcext:value-type="float">
            <text:p>1341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676.5" calcext:value-type="float">
            <text:p>1367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939.25" calcext:value-type="float">
            <text:p>1393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204.5" calcext:value-type="float">
            <text:p>1420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472.25" calcext:value-type="float">
            <text:p>1447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742.5" calcext:value-type="float">
            <text:p>1474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015.25" calcext:value-type="float">
            <text:p>1501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290.5" calcext:value-type="float">
            <text:p>1529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568.25" calcext:value-type="float">
            <text:p>1556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848.5" calcext:value-type="float">
            <text:p>1584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131.25" calcext:value-type="float">
            <text:p>1613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416.5" calcext:value-type="float">
            <text:p>1641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704.25" calcext:value-type="float">
            <text:p>1670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994.5" calcext:value-type="float">
            <text:p>1699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7287.25" calcext:value-type="float">
            <text:p>1728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7582.5" calcext:value-type="float">
            <text:p>1758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7880.25" calcext:value-type="float">
            <text:p>1788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8180.5" calcext:value-type="float">
            <text:p>1818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8483.25" calcext:value-type="float">
            <text:p>1848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8788.5" calcext:value-type="float">
            <text:p>1878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096.25" calcext:value-type="float">
            <text:p>1909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406.5" calcext:value-type="float">
            <text:p>1940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719.25" calcext:value-type="float">
            <text:p>1971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0034.5" calcext:value-type="float">
            <text:p>2003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.25" calcext:value-type="float">
            <text:p>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.5" calcext:value-type="float">
            <text:p>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.25" calcext:value-type="float">
            <text:p>1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6.5" calcext:value-type="float">
            <text:p>2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9.25" calcext:value-type="float">
            <text:p>3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4.5" calcext:value-type="float">
            <text:p>5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2.25" calcext:value-type="float">
            <text:p>7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2.5" calcext:value-type="float">
            <text:p>9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5.25" calcext:value-type="float">
            <text:p>11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0.5" calcext:value-type="float">
            <text:p>14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8.25" calcext:value-type="float">
            <text:p>16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8.5" calcext:value-type="float">
            <text:p>19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31.25" calcext:value-type="float">
            <text:p>23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66.5" calcext:value-type="float">
            <text:p>26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04.25" calcext:value-type="float">
            <text:p>30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44.5" calcext:value-type="float">
            <text:p>34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87.25" calcext:value-type="float">
            <text:p>38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32.5" calcext:value-type="float">
            <text:p>43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80.25" calcext:value-type="float">
            <text:p>48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30.5" calcext:value-type="float">
            <text:p>53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83.25" calcext:value-type="float">
            <text:p>58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38.5" calcext:value-type="float">
            <text:p>63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96.25" calcext:value-type="float">
            <text:p>69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56.5" calcext:value-type="float">
            <text:p>75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19.25" calcext:value-type="float">
            <text:p>81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84.5" calcext:value-type="float">
            <text:p>88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52.25" calcext:value-type="float">
            <text:p>95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22.5" calcext:value-type="float">
            <text:p>102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95.25" calcext:value-type="float">
            <text:p>109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70.5" calcext:value-type="float">
            <text:p>117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48.25" calcext:value-type="float">
            <text:p>124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28.5" calcext:value-type="float">
            <text:p>132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11.25" calcext:value-type="float">
            <text:p>141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96.5" calcext:value-type="float">
            <text:p>149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84.25" calcext:value-type="float">
            <text:p>158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74.5" calcext:value-type="float">
            <text:p>167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767.25" calcext:value-type="float">
            <text:p>176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862.5" calcext:value-type="float">
            <text:p>186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60.25" calcext:value-type="float">
            <text:p>196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060.5" calcext:value-type="float">
            <text:p>206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163.25" calcext:value-type="float">
            <text:p>216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268.5" calcext:value-type="float">
            <text:p>226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376.25" calcext:value-type="float">
            <text:p>237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486.5" calcext:value-type="float">
            <text:p>248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599.25" calcext:value-type="float">
            <text:p>259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714.5" calcext:value-type="float">
            <text:p>271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832.25" calcext:value-type="float">
            <text:p>283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952.5" calcext:value-type="float">
            <text:p>295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075.25" calcext:value-type="float">
            <text:p>307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200.5" calcext:value-type="float">
            <text:p>320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328.25" calcext:value-type="float">
            <text:p>332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458.5" calcext:value-type="float">
            <text:p>345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591.25" calcext:value-type="float">
            <text:p>359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726.5" calcext:value-type="float">
            <text:p>372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864.25" calcext:value-type="float">
            <text:p>386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004.5" calcext:value-type="float">
            <text:p>400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147.25" calcext:value-type="float">
            <text:p>414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292.5" calcext:value-type="float">
            <text:p>429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440.25" calcext:value-type="float">
            <text:p>444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590.5" calcext:value-type="float">
            <text:p>459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743.25" calcext:value-type="float">
            <text:p>474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898.5" calcext:value-type="float">
            <text:p>489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056.25" calcext:value-type="float">
            <text:p>505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216.5" calcext:value-type="float">
            <text:p>521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379.25" calcext:value-type="float">
            <text:p>537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544.5" calcext:value-type="float">
            <text:p>554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712.25" calcext:value-type="float">
            <text:p>571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882.5" calcext:value-type="float">
            <text:p>588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055.25" calcext:value-type="float">
            <text:p>605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230.5" calcext:value-type="float">
            <text:p>623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408.25" calcext:value-type="float">
            <text:p>640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588.5" calcext:value-type="float">
            <text:p>658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771.25" calcext:value-type="float">
            <text:p>677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956.5" calcext:value-type="float">
            <text:p>695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144.25" calcext:value-type="float">
            <text:p>714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334.5" calcext:value-type="float">
            <text:p>733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527.25" calcext:value-type="float">
            <text:p>752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722.5" calcext:value-type="float">
            <text:p>772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920.25" calcext:value-type="float">
            <text:p>792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120.5" calcext:value-type="float">
            <text:p>812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323.25" calcext:value-type="float">
            <text:p>832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528.5" calcext:value-type="float">
            <text:p>852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736.25" calcext:value-type="float">
            <text:p>873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946.5" calcext:value-type="float">
            <text:p>894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159.25" calcext:value-type="float">
            <text:p>915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374.5" calcext:value-type="float">
            <text:p>937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592.25" calcext:value-type="float">
            <text:p>959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812.5" calcext:value-type="float">
            <text:p>981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035.25" calcext:value-type="float">
            <text:p>1003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260.5" calcext:value-type="float">
            <text:p>1026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488.25" calcext:value-type="float">
            <text:p>1048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718.5" calcext:value-type="float">
            <text:p>1071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951.25" calcext:value-type="float">
            <text:p>1095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186.5" calcext:value-type="float">
            <text:p>1118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424.25" calcext:value-type="float">
            <text:p>1142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664.5" calcext:value-type="float">
            <text:p>1166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907.25" calcext:value-type="float">
            <text:p>1190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152.5" calcext:value-type="float">
            <text:p>1215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400.25" calcext:value-type="float">
            <text:p>1240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650.5" calcext:value-type="float">
            <text:p>1265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903.25" calcext:value-type="float">
            <text:p>1290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158.5" calcext:value-type="float">
            <text:p>1315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416.25" calcext:value-type="float">
            <text:p>1341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676.5" calcext:value-type="float">
            <text:p>1367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939.25" calcext:value-type="float">
            <text:p>1393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204.5" calcext:value-type="float">
            <text:p>1420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472.25" calcext:value-type="float">
            <text:p>1447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742.5" calcext:value-type="float">
            <text:p>1474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015.25" calcext:value-type="float">
            <text:p>1501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290.5" calcext:value-type="float">
            <text:p>1529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568.25" calcext:value-type="float">
            <text:p>1556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848.5" calcext:value-type="float">
            <text:p>1584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131.25" calcext:value-type="float">
            <text:p>1613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416.5" calcext:value-type="float">
            <text:p>1641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704.25" calcext:value-type="float">
            <text:p>1670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994.5" calcext:value-type="float">
            <text:p>1699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7287.25" calcext:value-type="float">
            <text:p>1728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7582.5" calcext:value-type="float">
            <text:p>1758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7880.25" calcext:value-type="float">
            <text:p>1788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8180.5" calcext:value-type="float">
            <text:p>1818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8483.25" calcext:value-type="float">
            <text:p>1848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8788.5" calcext:value-type="float">
            <text:p>1878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096.25" calcext:value-type="float">
            <text:p>1909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406.5" calcext:value-type="float">
            <text:p>1940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719.25" calcext:value-type="float">
            <text:p>1971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0034.5" calcext:value-type="float">
            <text:p>2003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.25" calcext:value-type="float">
            <text:p>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.5" calcext:value-type="float">
            <text:p>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.25" calcext:value-type="float">
            <text:p>1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6.5" calcext:value-type="float">
            <text:p>2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9.25" calcext:value-type="float">
            <text:p>3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4.5" calcext:value-type="float">
            <text:p>5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2.25" calcext:value-type="float">
            <text:p>7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2.5" calcext:value-type="float">
            <text:p>9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5.25" calcext:value-type="float">
            <text:p>11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0.5" calcext:value-type="float">
            <text:p>14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8.25" calcext:value-type="float">
            <text:p>16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8.5" calcext:value-type="float">
            <text:p>19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31.25" calcext:value-type="float">
            <text:p>23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66.5" calcext:value-type="float">
            <text:p>26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04.25" calcext:value-type="float">
            <text:p>30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44.5" calcext:value-type="float">
            <text:p>34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87.25" calcext:value-type="float">
            <text:p>38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32.5" calcext:value-type="float">
            <text:p>43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80.25" calcext:value-type="float">
            <text:p>48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30.5" calcext:value-type="float">
            <text:p>53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83.25" calcext:value-type="float">
            <text:p>58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38.5" calcext:value-type="float">
            <text:p>63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96.25" calcext:value-type="float">
            <text:p>69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56.5" calcext:value-type="float">
            <text:p>75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19.25" calcext:value-type="float">
            <text:p>81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84.5" calcext:value-type="float">
            <text:p>88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52.25" calcext:value-type="float">
            <text:p>95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22.5" calcext:value-type="float">
            <text:p>102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95.25" calcext:value-type="float">
            <text:p>109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70.5" calcext:value-type="float">
            <text:p>117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48.25" calcext:value-type="float">
            <text:p>124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28.5" calcext:value-type="float">
            <text:p>132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11.25" calcext:value-type="float">
            <text:p>141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96.5" calcext:value-type="float">
            <text:p>149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84.25" calcext:value-type="float">
            <text:p>158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74.5" calcext:value-type="float">
            <text:p>167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767.25" calcext:value-type="float">
            <text:p>176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862.5" calcext:value-type="float">
            <text:p>186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60.25" calcext:value-type="float">
            <text:p>196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060.5" calcext:value-type="float">
            <text:p>206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163.25" calcext:value-type="float">
            <text:p>216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268.5" calcext:value-type="float">
            <text:p>226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376.25" calcext:value-type="float">
            <text:p>237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486.5" calcext:value-type="float">
            <text:p>248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599.25" calcext:value-type="float">
            <text:p>259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714.5" calcext:value-type="float">
            <text:p>271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832.25" calcext:value-type="float">
            <text:p>283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952.5" calcext:value-type="float">
            <text:p>295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075.25" calcext:value-type="float">
            <text:p>307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200.5" calcext:value-type="float">
            <text:p>320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328.25" calcext:value-type="float">
            <text:p>332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458.5" calcext:value-type="float">
            <text:p>345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591.25" calcext:value-type="float">
            <text:p>359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726.5" calcext:value-type="float">
            <text:p>372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864.25" calcext:value-type="float">
            <text:p>386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004.5" calcext:value-type="float">
            <text:p>400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147.25" calcext:value-type="float">
            <text:p>414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292.5" calcext:value-type="float">
            <text:p>429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440.25" calcext:value-type="float">
            <text:p>444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590.5" calcext:value-type="float">
            <text:p>459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743.25" calcext:value-type="float">
            <text:p>474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898.5" calcext:value-type="float">
            <text:p>489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056.25" calcext:value-type="float">
            <text:p>505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216.5" calcext:value-type="float">
            <text:p>521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379.25" calcext:value-type="float">
            <text:p>537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544.5" calcext:value-type="float">
            <text:p>554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712.25" calcext:value-type="float">
            <text:p>571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882.5" calcext:value-type="float">
            <text:p>588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055.25" calcext:value-type="float">
            <text:p>605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230.5" calcext:value-type="float">
            <text:p>623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408.25" calcext:value-type="float">
            <text:p>640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588.5" calcext:value-type="float">
            <text:p>658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771.25" calcext:value-type="float">
            <text:p>677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956.5" calcext:value-type="float">
            <text:p>695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144.25" calcext:value-type="float">
            <text:p>714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334.5" calcext:value-type="float">
            <text:p>733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527.25" calcext:value-type="float">
            <text:p>752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722.5" calcext:value-type="float">
            <text:p>772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920.25" calcext:value-type="float">
            <text:p>792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120.5" calcext:value-type="float">
            <text:p>812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323.25" calcext:value-type="float">
            <text:p>832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528.5" calcext:value-type="float">
            <text:p>852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736.25" calcext:value-type="float">
            <text:p>873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946.5" calcext:value-type="float">
            <text:p>894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159.25" calcext:value-type="float">
            <text:p>915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374.5" calcext:value-type="float">
            <text:p>937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592.25" calcext:value-type="float">
            <text:p>959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812.5" calcext:value-type="float">
            <text:p>981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035.25" calcext:value-type="float">
            <text:p>1003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260.5" calcext:value-type="float">
            <text:p>1026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488.25" calcext:value-type="float">
            <text:p>1048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718.5" calcext:value-type="float">
            <text:p>1071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951.25" calcext:value-type="float">
            <text:p>1095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186.5" calcext:value-type="float">
            <text:p>1118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424.25" calcext:value-type="float">
            <text:p>1142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664.5" calcext:value-type="float">
            <text:p>1166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907.25" calcext:value-type="float">
            <text:p>1190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152.5" calcext:value-type="float">
            <text:p>1215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400.25" calcext:value-type="float">
            <text:p>1240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650.5" calcext:value-type="float">
            <text:p>1265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903.25" calcext:value-type="float">
            <text:p>1290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158.5" calcext:value-type="float">
            <text:p>1315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416.25" calcext:value-type="float">
            <text:p>1341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676.5" calcext:value-type="float">
            <text:p>1367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939.25" calcext:value-type="float">
            <text:p>1393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204.5" calcext:value-type="float">
            <text:p>1420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472.25" calcext:value-type="float">
            <text:p>1447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742.5" calcext:value-type="float">
            <text:p>1474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015.25" calcext:value-type="float">
            <text:p>1501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290.5" calcext:value-type="float">
            <text:p>1529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568.25" calcext:value-type="float">
            <text:p>1556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848.5" calcext:value-type="float">
            <text:p>1584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131.25" calcext:value-type="float">
            <text:p>1613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416.5" calcext:value-type="float">
            <text:p>1641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704.25" calcext:value-type="float">
            <text:p>1670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994.5" calcext:value-type="float">
            <text:p>1699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7287.25" calcext:value-type="float">
            <text:p>1728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7582.5" calcext:value-type="float">
            <text:p>1758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7880.25" calcext:value-type="float">
            <text:p>1788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8180.5" calcext:value-type="float">
            <text:p>1818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8483.25" calcext:value-type="float">
            <text:p>1848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8788.5" calcext:value-type="float">
            <text:p>1878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096.25" calcext:value-type="float">
            <text:p>1909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406.5" calcext:value-type="float">
            <text:p>1940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719.25" calcext:value-type="float">
            <text:p>1971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0034.5" calcext:value-type="float">
            <text:p>2003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.25" calcext:value-type="float">
            <text:p>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.5" calcext:value-type="float">
            <text:p>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.25" calcext:value-type="float">
            <text:p>1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6.5" calcext:value-type="float">
            <text:p>2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9.25" calcext:value-type="float">
            <text:p>3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4.5" calcext:value-type="float">
            <text:p>5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2.25" calcext:value-type="float">
            <text:p>7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2.5" calcext:value-type="float">
            <text:p>9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5.25" calcext:value-type="float">
            <text:p>11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0.5" calcext:value-type="float">
            <text:p>14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8.25" calcext:value-type="float">
            <text:p>16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8.5" calcext:value-type="float">
            <text:p>19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31.25" calcext:value-type="float">
            <text:p>23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66.5" calcext:value-type="float">
            <text:p>26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04.25" calcext:value-type="float">
            <text:p>30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44.5" calcext:value-type="float">
            <text:p>34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87.25" calcext:value-type="float">
            <text:p>38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32.5" calcext:value-type="float">
            <text:p>43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80.25" calcext:value-type="float">
            <text:p>48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30.5" calcext:value-type="float">
            <text:p>53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83.25" calcext:value-type="float">
            <text:p>58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38.5" calcext:value-type="float">
            <text:p>63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96.25" calcext:value-type="float">
            <text:p>69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56.5" calcext:value-type="float">
            <text:p>75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19.25" calcext:value-type="float">
            <text:p>81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84.5" calcext:value-type="float">
            <text:p>88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52.25" calcext:value-type="float">
            <text:p>95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22.5" calcext:value-type="float">
            <text:p>102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95.25" calcext:value-type="float">
            <text:p>109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70.5" calcext:value-type="float">
            <text:p>117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48.25" calcext:value-type="float">
            <text:p>124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28.5" calcext:value-type="float">
            <text:p>132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11.25" calcext:value-type="float">
            <text:p>141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96.5" calcext:value-type="float">
            <text:p>149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84.25" calcext:value-type="float">
            <text:p>158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74.5" calcext:value-type="float">
            <text:p>167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767.25" calcext:value-type="float">
            <text:p>176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862.5" calcext:value-type="float">
            <text:p>186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60.25" calcext:value-type="float">
            <text:p>196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060.5" calcext:value-type="float">
            <text:p>206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163.25" calcext:value-type="float">
            <text:p>216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268.5" calcext:value-type="float">
            <text:p>226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376.25" calcext:value-type="float">
            <text:p>237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486.5" calcext:value-type="float">
            <text:p>248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599.25" calcext:value-type="float">
            <text:p>259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714.5" calcext:value-type="float">
            <text:p>271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832.25" calcext:value-type="float">
            <text:p>283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952.5" calcext:value-type="float">
            <text:p>295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075.25" calcext:value-type="float">
            <text:p>307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200.5" calcext:value-type="float">
            <text:p>320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328.25" calcext:value-type="float">
            <text:p>332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458.5" calcext:value-type="float">
            <text:p>345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591.25" calcext:value-type="float">
            <text:p>359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726.5" calcext:value-type="float">
            <text:p>372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864.25" calcext:value-type="float">
            <text:p>386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004.5" calcext:value-type="float">
            <text:p>400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147.25" calcext:value-type="float">
            <text:p>414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292.5" calcext:value-type="float">
            <text:p>429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440.25" calcext:value-type="float">
            <text:p>444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590.5" calcext:value-type="float">
            <text:p>459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743.25" calcext:value-type="float">
            <text:p>474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898.5" calcext:value-type="float">
            <text:p>489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056.25" calcext:value-type="float">
            <text:p>505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216.5" calcext:value-type="float">
            <text:p>521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379.25" calcext:value-type="float">
            <text:p>537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544.5" calcext:value-type="float">
            <text:p>554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712.25" calcext:value-type="float">
            <text:p>571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882.5" calcext:value-type="float">
            <text:p>588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055.25" calcext:value-type="float">
            <text:p>605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230.5" calcext:value-type="float">
            <text:p>623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408.25" calcext:value-type="float">
            <text:p>640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588.5" calcext:value-type="float">
            <text:p>658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771.25" calcext:value-type="float">
            <text:p>677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956.5" calcext:value-type="float">
            <text:p>695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144.25" calcext:value-type="float">
            <text:p>714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334.5" calcext:value-type="float">
            <text:p>733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527.25" calcext:value-type="float">
            <text:p>752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722.5" calcext:value-type="float">
            <text:p>772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920.25" calcext:value-type="float">
            <text:p>792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120.5" calcext:value-type="float">
            <text:p>812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323.25" calcext:value-type="float">
            <text:p>832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528.5" calcext:value-type="float">
            <text:p>852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736.25" calcext:value-type="float">
            <text:p>873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946.5" calcext:value-type="float">
            <text:p>894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159.25" calcext:value-type="float">
            <text:p>915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374.5" calcext:value-type="float">
            <text:p>937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592.25" calcext:value-type="float">
            <text:p>959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812.5" calcext:value-type="float">
            <text:p>981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035.25" calcext:value-type="float">
            <text:p>1003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260.5" calcext:value-type="float">
            <text:p>1026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488.25" calcext:value-type="float">
            <text:p>1048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718.5" calcext:value-type="float">
            <text:p>1071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951.25" calcext:value-type="float">
            <text:p>1095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186.5" calcext:value-type="float">
            <text:p>1118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424.25" calcext:value-type="float">
            <text:p>1142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664.5" calcext:value-type="float">
            <text:p>1166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907.25" calcext:value-type="float">
            <text:p>1190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152.5" calcext:value-type="float">
            <text:p>1215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400.25" calcext:value-type="float">
            <text:p>1240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650.5" calcext:value-type="float">
            <text:p>1265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903.25" calcext:value-type="float">
            <text:p>1290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158.5" calcext:value-type="float">
            <text:p>1315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416.25" calcext:value-type="float">
            <text:p>1341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676.5" calcext:value-type="float">
            <text:p>1367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939.25" calcext:value-type="float">
            <text:p>1393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204.5" calcext:value-type="float">
            <text:p>1420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472.25" calcext:value-type="float">
            <text:p>1447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742.5" calcext:value-type="float">
            <text:p>1474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015.25" calcext:value-type="float">
            <text:p>1501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290.5" calcext:value-type="float">
            <text:p>1529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568.25" calcext:value-type="float">
            <text:p>1556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848.5" calcext:value-type="float">
            <text:p>1584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131.25" calcext:value-type="float">
            <text:p>1613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416.5" calcext:value-type="float">
            <text:p>1641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704.25" calcext:value-type="float">
            <text:p>1670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994.5" calcext:value-type="float">
            <text:p>1699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7287.25" calcext:value-type="float">
            <text:p>1728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7582.5" calcext:value-type="float">
            <text:p>1758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7880.25" calcext:value-type="float">
            <text:p>1788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8180.5" calcext:value-type="float">
            <text:p>1818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8483.25" calcext:value-type="float">
            <text:p>1848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8788.5" calcext:value-type="float">
            <text:p>1878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096.25" calcext:value-type="float">
            <text:p>1909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406.5" calcext:value-type="float">
            <text:p>1940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719.25" calcext:value-type="float">
            <text:p>1971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0034.5" calcext:value-type="float">
            <text:p>2003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.25" calcext:value-type="float">
            <text:p>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.5" calcext:value-type="float">
            <text:p>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.25" calcext:value-type="float">
            <text:p>1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6.5" calcext:value-type="float">
            <text:p>2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9.25" calcext:value-type="float">
            <text:p>3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4.5" calcext:value-type="float">
            <text:p>5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2.25" calcext:value-type="float">
            <text:p>7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2.5" calcext:value-type="float">
            <text:p>9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5.25" calcext:value-type="float">
            <text:p>11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0.5" calcext:value-type="float">
            <text:p>14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8.25" calcext:value-type="float">
            <text:p>16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8.5" calcext:value-type="float">
            <text:p>19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31.25" calcext:value-type="float">
            <text:p>23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66.5" calcext:value-type="float">
            <text:p>26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04.25" calcext:value-type="float">
            <text:p>30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44.5" calcext:value-type="float">
            <text:p>34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87.25" calcext:value-type="float">
            <text:p>38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32.5" calcext:value-type="float">
            <text:p>43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80.25" calcext:value-type="float">
            <text:p>48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30.5" calcext:value-type="float">
            <text:p>53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83.25" calcext:value-type="float">
            <text:p>58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38.5" calcext:value-type="float">
            <text:p>63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96.25" calcext:value-type="float">
            <text:p>69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56.5" calcext:value-type="float">
            <text:p>75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19.25" calcext:value-type="float">
            <text:p>81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84.5" calcext:value-type="float">
            <text:p>88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52.25" calcext:value-type="float">
            <text:p>95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22.5" calcext:value-type="float">
            <text:p>102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95.25" calcext:value-type="float">
            <text:p>109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70.5" calcext:value-type="float">
            <text:p>117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48.25" calcext:value-type="float">
            <text:p>124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28.5" calcext:value-type="float">
            <text:p>132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11.25" calcext:value-type="float">
            <text:p>141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96.5" calcext:value-type="float">
            <text:p>149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84.25" calcext:value-type="float">
            <text:p>158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74.5" calcext:value-type="float">
            <text:p>167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767.25" calcext:value-type="float">
            <text:p>176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862.5" calcext:value-type="float">
            <text:p>186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60.25" calcext:value-type="float">
            <text:p>196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060.5" calcext:value-type="float">
            <text:p>206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163.25" calcext:value-type="float">
            <text:p>216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268.5" calcext:value-type="float">
            <text:p>226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376.25" calcext:value-type="float">
            <text:p>237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486.5" calcext:value-type="float">
            <text:p>248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599.25" calcext:value-type="float">
            <text:p>259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714.5" calcext:value-type="float">
            <text:p>271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832.25" calcext:value-type="float">
            <text:p>283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952.5" calcext:value-type="float">
            <text:p>295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075.25" calcext:value-type="float">
            <text:p>307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200.5" calcext:value-type="float">
            <text:p>320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328.25" calcext:value-type="float">
            <text:p>332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458.5" calcext:value-type="float">
            <text:p>345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591.25" calcext:value-type="float">
            <text:p>359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726.5" calcext:value-type="float">
            <text:p>372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864.25" calcext:value-type="float">
            <text:p>386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004.5" calcext:value-type="float">
            <text:p>400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147.25" calcext:value-type="float">
            <text:p>414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292.5" calcext:value-type="float">
            <text:p>429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440.25" calcext:value-type="float">
            <text:p>444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590.5" calcext:value-type="float">
            <text:p>459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743.25" calcext:value-type="float">
            <text:p>474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898.5" calcext:value-type="float">
            <text:p>489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056.25" calcext:value-type="float">
            <text:p>505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216.5" calcext:value-type="float">
            <text:p>521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379.25" calcext:value-type="float">
            <text:p>537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544.5" calcext:value-type="float">
            <text:p>554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712.25" calcext:value-type="float">
            <text:p>571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882.5" calcext:value-type="float">
            <text:p>588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055.25" calcext:value-type="float">
            <text:p>605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230.5" calcext:value-type="float">
            <text:p>623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408.25" calcext:value-type="float">
            <text:p>640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588.5" calcext:value-type="float">
            <text:p>658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771.25" calcext:value-type="float">
            <text:p>677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956.5" calcext:value-type="float">
            <text:p>695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144.25" calcext:value-type="float">
            <text:p>714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334.5" calcext:value-type="float">
            <text:p>733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527.25" calcext:value-type="float">
            <text:p>752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722.5" calcext:value-type="float">
            <text:p>772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920.25" calcext:value-type="float">
            <text:p>792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120.5" calcext:value-type="float">
            <text:p>812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323.25" calcext:value-type="float">
            <text:p>832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528.5" calcext:value-type="float">
            <text:p>852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736.25" calcext:value-type="float">
            <text:p>873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946.5" calcext:value-type="float">
            <text:p>894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159.25" calcext:value-type="float">
            <text:p>915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374.5" calcext:value-type="float">
            <text:p>937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592.25" calcext:value-type="float">
            <text:p>959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812.5" calcext:value-type="float">
            <text:p>981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035.25" calcext:value-type="float">
            <text:p>1003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260.5" calcext:value-type="float">
            <text:p>1026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488.25" calcext:value-type="float">
            <text:p>1048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718.5" calcext:value-type="float">
            <text:p>1071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951.25" calcext:value-type="float">
            <text:p>1095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186.5" calcext:value-type="float">
            <text:p>1118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424.25" calcext:value-type="float">
            <text:p>1142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664.5" calcext:value-type="float">
            <text:p>1166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907.25" calcext:value-type="float">
            <text:p>1190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152.5" calcext:value-type="float">
            <text:p>1215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400.25" calcext:value-type="float">
            <text:p>1240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650.5" calcext:value-type="float">
            <text:p>1265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903.25" calcext:value-type="float">
            <text:p>1290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158.5" calcext:value-type="float">
            <text:p>1315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416.25" calcext:value-type="float">
            <text:p>1341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676.5" calcext:value-type="float">
            <text:p>1367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939.25" calcext:value-type="float">
            <text:p>1393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204.5" calcext:value-type="float">
            <text:p>1420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472.25" calcext:value-type="float">
            <text:p>1447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742.5" calcext:value-type="float">
            <text:p>1474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015.25" calcext:value-type="float">
            <text:p>1501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290.5" calcext:value-type="float">
            <text:p>1529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568.25" calcext:value-type="float">
            <text:p>1556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848.5" calcext:value-type="float">
            <text:p>1584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131.25" calcext:value-type="float">
            <text:p>1613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416.5" calcext:value-type="float">
            <text:p>1641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704.25" calcext:value-type="float">
            <text:p>1670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994.5" calcext:value-type="float">
            <text:p>1699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7287.25" calcext:value-type="float">
            <text:p>1728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7582.5" calcext:value-type="float">
            <text:p>1758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7880.25" calcext:value-type="float">
            <text:p>1788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8180.5" calcext:value-type="float">
            <text:p>1818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8483.25" calcext:value-type="float">
            <text:p>1848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8788.5" calcext:value-type="float">
            <text:p>1878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096.25" calcext:value-type="float">
            <text:p>1909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406.5" calcext:value-type="float">
            <text:p>1940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719.25" calcext:value-type="float">
            <text:p>1971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0034.5" calcext:value-type="float">
            <text:p>2003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.25" calcext:value-type="float">
            <text:p>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.5" calcext:value-type="float">
            <text:p>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.25" calcext:value-type="float">
            <text:p>1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6.5" calcext:value-type="float">
            <text:p>2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9.25" calcext:value-type="float">
            <text:p>3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4.5" calcext:value-type="float">
            <text:p>5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2.25" calcext:value-type="float">
            <text:p>7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2.5" calcext:value-type="float">
            <text:p>9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5.25" calcext:value-type="float">
            <text:p>11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0.5" calcext:value-type="float">
            <text:p>14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8.25" calcext:value-type="float">
            <text:p>16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8.5" calcext:value-type="float">
            <text:p>19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31.25" calcext:value-type="float">
            <text:p>23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66.5" calcext:value-type="float">
            <text:p>26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04.25" calcext:value-type="float">
            <text:p>30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44.5" calcext:value-type="float">
            <text:p>34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87.25" calcext:value-type="float">
            <text:p>38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32.5" calcext:value-type="float">
            <text:p>43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80.25" calcext:value-type="float">
            <text:p>48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30.5" calcext:value-type="float">
            <text:p>53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83.25" calcext:value-type="float">
            <text:p>58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38.5" calcext:value-type="float">
            <text:p>63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96.25" calcext:value-type="float">
            <text:p>69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56.5" calcext:value-type="float">
            <text:p>75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19.25" calcext:value-type="float">
            <text:p>81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84.5" calcext:value-type="float">
            <text:p>88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52.25" calcext:value-type="float">
            <text:p>95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22.5" calcext:value-type="float">
            <text:p>102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95.25" calcext:value-type="float">
            <text:p>109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70.5" calcext:value-type="float">
            <text:p>117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48.25" calcext:value-type="float">
            <text:p>124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28.5" calcext:value-type="float">
            <text:p>132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11.25" calcext:value-type="float">
            <text:p>141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96.5" calcext:value-type="float">
            <text:p>149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84.25" calcext:value-type="float">
            <text:p>158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74.5" calcext:value-type="float">
            <text:p>167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767.25" calcext:value-type="float">
            <text:p>176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862.5" calcext:value-type="float">
            <text:p>186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60.25" calcext:value-type="float">
            <text:p>196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060.5" calcext:value-type="float">
            <text:p>206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163.25" calcext:value-type="float">
            <text:p>216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268.5" calcext:value-type="float">
            <text:p>226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376.25" calcext:value-type="float">
            <text:p>237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486.5" calcext:value-type="float">
            <text:p>248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599.25" calcext:value-type="float">
            <text:p>259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714.5" calcext:value-type="float">
            <text:p>271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832.25" calcext:value-type="float">
            <text:p>283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952.5" calcext:value-type="float">
            <text:p>295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075.25" calcext:value-type="float">
            <text:p>307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200.5" calcext:value-type="float">
            <text:p>320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328.25" calcext:value-type="float">
            <text:p>332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458.5" calcext:value-type="float">
            <text:p>345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591.25" calcext:value-type="float">
            <text:p>359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726.5" calcext:value-type="float">
            <text:p>372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864.25" calcext:value-type="float">
            <text:p>386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004.5" calcext:value-type="float">
            <text:p>400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147.25" calcext:value-type="float">
            <text:p>414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292.5" calcext:value-type="float">
            <text:p>429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440.25" calcext:value-type="float">
            <text:p>444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590.5" calcext:value-type="float">
            <text:p>459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743.25" calcext:value-type="float">
            <text:p>474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898.5" calcext:value-type="float">
            <text:p>489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056.25" calcext:value-type="float">
            <text:p>505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216.5" calcext:value-type="float">
            <text:p>521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379.25" calcext:value-type="float">
            <text:p>537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544.5" calcext:value-type="float">
            <text:p>554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712.25" calcext:value-type="float">
            <text:p>571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882.5" calcext:value-type="float">
            <text:p>588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055.25" calcext:value-type="float">
            <text:p>605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230.5" calcext:value-type="float">
            <text:p>623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408.25" calcext:value-type="float">
            <text:p>640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588.5" calcext:value-type="float">
            <text:p>658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771.25" calcext:value-type="float">
            <text:p>677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956.5" calcext:value-type="float">
            <text:p>695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144.25" calcext:value-type="float">
            <text:p>714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334.5" calcext:value-type="float">
            <text:p>733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527.25" calcext:value-type="float">
            <text:p>752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722.5" calcext:value-type="float">
            <text:p>772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920.25" calcext:value-type="float">
            <text:p>792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120.5" calcext:value-type="float">
            <text:p>812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323.25" calcext:value-type="float">
            <text:p>832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528.5" calcext:value-type="float">
            <text:p>852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736.25" calcext:value-type="float">
            <text:p>873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946.5" calcext:value-type="float">
            <text:p>894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159.25" calcext:value-type="float">
            <text:p>915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374.5" calcext:value-type="float">
            <text:p>937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592.25" calcext:value-type="float">
            <text:p>959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812.5" calcext:value-type="float">
            <text:p>981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035.25" calcext:value-type="float">
            <text:p>1003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260.5" calcext:value-type="float">
            <text:p>1026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488.25" calcext:value-type="float">
            <text:p>1048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718.5" calcext:value-type="float">
            <text:p>1071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951.25" calcext:value-type="float">
            <text:p>1095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186.5" calcext:value-type="float">
            <text:p>1118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424.25" calcext:value-type="float">
            <text:p>1142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664.5" calcext:value-type="float">
            <text:p>1166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907.25" calcext:value-type="float">
            <text:p>1190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152.5" calcext:value-type="float">
            <text:p>1215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400.25" calcext:value-type="float">
            <text:p>1240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650.5" calcext:value-type="float">
            <text:p>1265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903.25" calcext:value-type="float">
            <text:p>1290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158.5" calcext:value-type="float">
            <text:p>1315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416.25" calcext:value-type="float">
            <text:p>1341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676.5" calcext:value-type="float">
            <text:p>1367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939.25" calcext:value-type="float">
            <text:p>1393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204.5" calcext:value-type="float">
            <text:p>1420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472.25" calcext:value-type="float">
            <text:p>1447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742.5" calcext:value-type="float">
            <text:p>1474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015.25" calcext:value-type="float">
            <text:p>1501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290.5" calcext:value-type="float">
            <text:p>1529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568.25" calcext:value-type="float">
            <text:p>1556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848.5" calcext:value-type="float">
            <text:p>1584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131.25" calcext:value-type="float">
            <text:p>1613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416.5" calcext:value-type="float">
            <text:p>1641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704.25" calcext:value-type="float">
            <text:p>1670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994.5" calcext:value-type="float">
            <text:p>1699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7287.25" calcext:value-type="float">
            <text:p>1728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7582.5" calcext:value-type="float">
            <text:p>1758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7880.25" calcext:value-type="float">
            <text:p>1788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8180.5" calcext:value-type="float">
            <text:p>1818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8483.25" calcext:value-type="float">
            <text:p>1848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8788.5" calcext:value-type="float">
            <text:p>1878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096.25" calcext:value-type="float">
            <text:p>1909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406.5" calcext:value-type="float">
            <text:p>1940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719.25" calcext:value-type="float">
            <text:p>1971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0034.5" calcext:value-type="float">
            <text:p>2003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.25" calcext:value-type="float">
            <text:p>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.5" calcext:value-type="float">
            <text:p>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.25" calcext:value-type="float">
            <text:p>1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6.5" calcext:value-type="float">
            <text:p>2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9.25" calcext:value-type="float">
            <text:p>3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4.5" calcext:value-type="float">
            <text:p>5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2.25" calcext:value-type="float">
            <text:p>7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2.5" calcext:value-type="float">
            <text:p>9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5.25" calcext:value-type="float">
            <text:p>11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0.5" calcext:value-type="float">
            <text:p>14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8.25" calcext:value-type="float">
            <text:p>16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8.5" calcext:value-type="float">
            <text:p>19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31.25" calcext:value-type="float">
            <text:p>23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66.5" calcext:value-type="float">
            <text:p>26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04.25" calcext:value-type="float">
            <text:p>30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44.5" calcext:value-type="float">
            <text:p>34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87.25" calcext:value-type="float">
            <text:p>38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32.5" calcext:value-type="float">
            <text:p>43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80.25" calcext:value-type="float">
            <text:p>48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30.5" calcext:value-type="float">
            <text:p>53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83.25" calcext:value-type="float">
            <text:p>58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38.5" calcext:value-type="float">
            <text:p>63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96.25" calcext:value-type="float">
            <text:p>69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56.5" calcext:value-type="float">
            <text:p>75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19.25" calcext:value-type="float">
            <text:p>81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84.5" calcext:value-type="float">
            <text:p>88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52.25" calcext:value-type="float">
            <text:p>95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22.5" calcext:value-type="float">
            <text:p>102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95.25" calcext:value-type="float">
            <text:p>109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70.5" calcext:value-type="float">
            <text:p>117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48.25" calcext:value-type="float">
            <text:p>124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28.5" calcext:value-type="float">
            <text:p>132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11.25" calcext:value-type="float">
            <text:p>141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96.5" calcext:value-type="float">
            <text:p>149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84.25" calcext:value-type="float">
            <text:p>158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74.5" calcext:value-type="float">
            <text:p>167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767.25" calcext:value-type="float">
            <text:p>176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862.5" calcext:value-type="float">
            <text:p>186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60.25" calcext:value-type="float">
            <text:p>196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060.5" calcext:value-type="float">
            <text:p>206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163.25" calcext:value-type="float">
            <text:p>216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268.5" calcext:value-type="float">
            <text:p>226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376.25" calcext:value-type="float">
            <text:p>237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486.5" calcext:value-type="float">
            <text:p>248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599.25" calcext:value-type="float">
            <text:p>259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714.5" calcext:value-type="float">
            <text:p>271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832.25" calcext:value-type="float">
            <text:p>283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952.5" calcext:value-type="float">
            <text:p>295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075.25" calcext:value-type="float">
            <text:p>307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200.5" calcext:value-type="float">
            <text:p>320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328.25" calcext:value-type="float">
            <text:p>332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458.5" calcext:value-type="float">
            <text:p>345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591.25" calcext:value-type="float">
            <text:p>359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726.5" calcext:value-type="float">
            <text:p>372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864.25" calcext:value-type="float">
            <text:p>386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004.5" calcext:value-type="float">
            <text:p>400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147.25" calcext:value-type="float">
            <text:p>414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292.5" calcext:value-type="float">
            <text:p>429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440.25" calcext:value-type="float">
            <text:p>444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590.5" calcext:value-type="float">
            <text:p>459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743.25" calcext:value-type="float">
            <text:p>474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898.5" calcext:value-type="float">
            <text:p>489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056.25" calcext:value-type="float">
            <text:p>505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216.5" calcext:value-type="float">
            <text:p>521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379.25" calcext:value-type="float">
            <text:p>537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544.5" calcext:value-type="float">
            <text:p>554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712.25" calcext:value-type="float">
            <text:p>571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882.5" calcext:value-type="float">
            <text:p>588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055.25" calcext:value-type="float">
            <text:p>605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230.5" calcext:value-type="float">
            <text:p>623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408.25" calcext:value-type="float">
            <text:p>640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588.5" calcext:value-type="float">
            <text:p>658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771.25" calcext:value-type="float">
            <text:p>677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956.5" calcext:value-type="float">
            <text:p>695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144.25" calcext:value-type="float">
            <text:p>714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334.5" calcext:value-type="float">
            <text:p>733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527.25" calcext:value-type="float">
            <text:p>752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722.5" calcext:value-type="float">
            <text:p>772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920.25" calcext:value-type="float">
            <text:p>792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120.5" calcext:value-type="float">
            <text:p>812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323.25" calcext:value-type="float">
            <text:p>832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528.5" calcext:value-type="float">
            <text:p>852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736.25" calcext:value-type="float">
            <text:p>873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946.5" calcext:value-type="float">
            <text:p>894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159.25" calcext:value-type="float">
            <text:p>915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374.5" calcext:value-type="float">
            <text:p>937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592.25" calcext:value-type="float">
            <text:p>959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812.5" calcext:value-type="float">
            <text:p>981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035.25" calcext:value-type="float">
            <text:p>1003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260.5" calcext:value-type="float">
            <text:p>1026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488.25" calcext:value-type="float">
            <text:p>1048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718.5" calcext:value-type="float">
            <text:p>1071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951.25" calcext:value-type="float">
            <text:p>1095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186.5" calcext:value-type="float">
            <text:p>1118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424.25" calcext:value-type="float">
            <text:p>1142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664.5" calcext:value-type="float">
            <text:p>1166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907.25" calcext:value-type="float">
            <text:p>1190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152.5" calcext:value-type="float">
            <text:p>1215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400.25" calcext:value-type="float">
            <text:p>1240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650.5" calcext:value-type="float">
            <text:p>1265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903.25" calcext:value-type="float">
            <text:p>1290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158.5" calcext:value-type="float">
            <text:p>1315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416.25" calcext:value-type="float">
            <text:p>1341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676.5" calcext:value-type="float">
            <text:p>1367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939.25" calcext:value-type="float">
            <text:p>1393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204.5" calcext:value-type="float">
            <text:p>1420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472.25" calcext:value-type="float">
            <text:p>1447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742.5" calcext:value-type="float">
            <text:p>1474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015.25" calcext:value-type="float">
            <text:p>1501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290.5" calcext:value-type="float">
            <text:p>1529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568.25" calcext:value-type="float">
            <text:p>1556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848.5" calcext:value-type="float">
            <text:p>1584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131.25" calcext:value-type="float">
            <text:p>1613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416.5" calcext:value-type="float">
            <text:p>1641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704.25" calcext:value-type="float">
            <text:p>1670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994.5" calcext:value-type="float">
            <text:p>1699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7287.25" calcext:value-type="float">
            <text:p>1728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7582.5" calcext:value-type="float">
            <text:p>1758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7880.25" calcext:value-type="float">
            <text:p>1788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8180.5" calcext:value-type="float">
            <text:p>1818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8483.25" calcext:value-type="float">
            <text:p>1848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8788.5" calcext:value-type="float">
            <text:p>1878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096.25" calcext:value-type="float">
            <text:p>1909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406.5" calcext:value-type="float">
            <text:p>1940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719.25" calcext:value-type="float">
            <text:p>1971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0034.5" calcext:value-type="float">
            <text:p>2003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.25" calcext:value-type="float">
            <text:p>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.5" calcext:value-type="float">
            <text:p>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.25" calcext:value-type="float">
            <text:p>1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6.5" calcext:value-type="float">
            <text:p>2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9.25" calcext:value-type="float">
            <text:p>3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4.5" calcext:value-type="float">
            <text:p>5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2.25" calcext:value-type="float">
            <text:p>7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2.5" calcext:value-type="float">
            <text:p>9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5.25" calcext:value-type="float">
            <text:p>11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0.5" calcext:value-type="float">
            <text:p>14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8.25" calcext:value-type="float">
            <text:p>16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8.5" calcext:value-type="float">
            <text:p>19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31.25" calcext:value-type="float">
            <text:p>23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66.5" calcext:value-type="float">
            <text:p>26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04.25" calcext:value-type="float">
            <text:p>30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44.5" calcext:value-type="float">
            <text:p>34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87.25" calcext:value-type="float">
            <text:p>38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32.5" calcext:value-type="float">
            <text:p>43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80.25" calcext:value-type="float">
            <text:p>48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30.5" calcext:value-type="float">
            <text:p>53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83.25" calcext:value-type="float">
            <text:p>58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38.5" calcext:value-type="float">
            <text:p>63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96.25" calcext:value-type="float">
            <text:p>69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56.5" calcext:value-type="float">
            <text:p>75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19.25" calcext:value-type="float">
            <text:p>81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84.5" calcext:value-type="float">
            <text:p>88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52.25" calcext:value-type="float">
            <text:p>95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22.5" calcext:value-type="float">
            <text:p>102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95.25" calcext:value-type="float">
            <text:p>109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70.5" calcext:value-type="float">
            <text:p>117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48.25" calcext:value-type="float">
            <text:p>124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28.5" calcext:value-type="float">
            <text:p>132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11.25" calcext:value-type="float">
            <text:p>141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96.5" calcext:value-type="float">
            <text:p>149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84.25" calcext:value-type="float">
            <text:p>158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74.5" calcext:value-type="float">
            <text:p>167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767.25" calcext:value-type="float">
            <text:p>176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862.5" calcext:value-type="float">
            <text:p>186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60.25" calcext:value-type="float">
            <text:p>196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060.5" calcext:value-type="float">
            <text:p>206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163.25" calcext:value-type="float">
            <text:p>216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268.5" calcext:value-type="float">
            <text:p>226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376.25" calcext:value-type="float">
            <text:p>237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486.5" calcext:value-type="float">
            <text:p>248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599.25" calcext:value-type="float">
            <text:p>259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714.5" calcext:value-type="float">
            <text:p>271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832.25" calcext:value-type="float">
            <text:p>283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952.5" calcext:value-type="float">
            <text:p>295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075.25" calcext:value-type="float">
            <text:p>307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200.5" calcext:value-type="float">
            <text:p>320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328.25" calcext:value-type="float">
            <text:p>332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458.5" calcext:value-type="float">
            <text:p>345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591.25" calcext:value-type="float">
            <text:p>359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726.5" calcext:value-type="float">
            <text:p>372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864.25" calcext:value-type="float">
            <text:p>386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004.5" calcext:value-type="float">
            <text:p>400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147.25" calcext:value-type="float">
            <text:p>414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292.5" calcext:value-type="float">
            <text:p>429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440.25" calcext:value-type="float">
            <text:p>444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590.5" calcext:value-type="float">
            <text:p>459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743.25" calcext:value-type="float">
            <text:p>474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898.5" calcext:value-type="float">
            <text:p>489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056.25" calcext:value-type="float">
            <text:p>505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216.5" calcext:value-type="float">
            <text:p>521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379.25" calcext:value-type="float">
            <text:p>537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544.5" calcext:value-type="float">
            <text:p>554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712.25" calcext:value-type="float">
            <text:p>571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882.5" calcext:value-type="float">
            <text:p>588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055.25" calcext:value-type="float">
            <text:p>605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230.5" calcext:value-type="float">
            <text:p>623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408.25" calcext:value-type="float">
            <text:p>640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588.5" calcext:value-type="float">
            <text:p>658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771.25" calcext:value-type="float">
            <text:p>677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956.5" calcext:value-type="float">
            <text:p>695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144.25" calcext:value-type="float">
            <text:p>714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334.5" calcext:value-type="float">
            <text:p>733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527.25" calcext:value-type="float">
            <text:p>752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722.5" calcext:value-type="float">
            <text:p>772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920.25" calcext:value-type="float">
            <text:p>792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120.5" calcext:value-type="float">
            <text:p>812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323.25" calcext:value-type="float">
            <text:p>832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528.5" calcext:value-type="float">
            <text:p>852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736.25" calcext:value-type="float">
            <text:p>873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946.5" calcext:value-type="float">
            <text:p>894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159.25" calcext:value-type="float">
            <text:p>915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374.5" calcext:value-type="float">
            <text:p>937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592.25" calcext:value-type="float">
            <text:p>959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812.5" calcext:value-type="float">
            <text:p>981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035.25" calcext:value-type="float">
            <text:p>1003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260.5" calcext:value-type="float">
            <text:p>1026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488.25" calcext:value-type="float">
            <text:p>1048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718.5" calcext:value-type="float">
            <text:p>1071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951.25" calcext:value-type="float">
            <text:p>1095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186.5" calcext:value-type="float">
            <text:p>1118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424.25" calcext:value-type="float">
            <text:p>1142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664.5" calcext:value-type="float">
            <text:p>1166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907.25" calcext:value-type="float">
            <text:p>1190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152.5" calcext:value-type="float">
            <text:p>1215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400.25" calcext:value-type="float">
            <text:p>1240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650.5" calcext:value-type="float">
            <text:p>1265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903.25" calcext:value-type="float">
            <text:p>1290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158.5" calcext:value-type="float">
            <text:p>1315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416.25" calcext:value-type="float">
            <text:p>1341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676.5" calcext:value-type="float">
            <text:p>1367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939.25" calcext:value-type="float">
            <text:p>1393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204.5" calcext:value-type="float">
            <text:p>1420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472.25" calcext:value-type="float">
            <text:p>1447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742.5" calcext:value-type="float">
            <text:p>1474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015.25" calcext:value-type="float">
            <text:p>1501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290.5" calcext:value-type="float">
            <text:p>1529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568.25" calcext:value-type="float">
            <text:p>15568.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5T12:51:59.811358061</meta:creation-date>
    <dc:date>2024-02-12T14:28:13.501309921</dc:date>
    <meta:editing-duration>PT7H18M32S</meta:editing-duration>
    <meta:editing-cycles>12</meta:editing-cycles>
    <meta:generator>LibreOffice/7.3.7.2$Linux_X86_64 LibreOffice_project/30$Build-2</meta:generator>
    <meta:document-statistic meta:table-count="1" meta:cell-count="2056" meta:object-count="0"/>
  </office:meta>
</office:document-meta>
</file>